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3.907cm"/>
    </style:style>
    <style:style style:name="Tableau1.B" style:family="table-column">
      <style:table-column-properties style:column-width="2.688cm"/>
    </style:style>
    <style:style style:name="Tableau1.1" style:family="table-row">
      <style:table-row-properties style:min-row-height="1.101cm"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-left="0.191cm" fo:padding-right="0.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05pt solid #000000">
        <style:background-image/>
      </style:table-cell-properties>
    </style:style>
    <style:style style:name="Tableau1.2" style:family="table-row">
      <style:table-row-properties style:min-row-height="1.106cm" fo:background-color="transparent" fo:keep-together="auto">
        <style:background-image/>
      </style:table-row-properties>
    </style:style>
    <style:style style:name="Tableau1.A2" style:family="table-cell">
      <style:table-cell-properties fo:background-color="#ffffff" fo:padding-left="0.191cm" fo:padding-right="0.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06cm"/>
    </style:style>
    <style:style style:name="Tableau2.B" style:family="table-column">
      <style:table-column-properties style:column-width="4.062cm"/>
    </style:style>
    <style:style style:name="Tableau2.C" style:family="table-column">
      <style:table-column-properties style:column-width="4.06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5pt outset #000000" fo:border-right="none" fo:border-top="1.5pt groove #000000" fo:border-bottom="1.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5pt outset #000000" fo:border-right="1.5pt groove #000000" fo:border-top="1.5pt groove #000000" fo:border-bottom="1.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_20_Element_20_Clair_20_centré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5fe9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7e4df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1831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5fe98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283ec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2b7be4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2fa47a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Arial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21fba5" officeooo:paragraph-rsid="0021fba5" style:font-size-asian="20pt" style:font-weight-asian="bold" style:font-size-complex="20pt" style:font-weight-complex="bold"/>
    </style:style>
    <style:style style:name="P15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6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220a3d" officeooo:paragraph-rsid="00220a3d" style:font-size-asian="24pt" style:font-weight-asian="bold" style:font-size-complex="24pt" style:font-weight-complex="bold"/>
    </style:style>
    <style:style style:name="P17" style:family="paragraph" style:parent-style-name="TA_20_Text_20_centré">
      <style:text-properties officeooo:paragraph-rsid="00229266"/>
    </style:style>
    <style:style style:name="P18" style:family="paragraph" style:parent-style-name="TA_20_Text_20_centré">
      <style:text-properties officeooo:paragraph-rsid="00241831"/>
    </style:style>
    <style:style style:name="P19" style:family="paragraph" style:parent-style-name="TA_20_Text_20_centré">
      <style:text-properties officeooo:paragraph-rsid="002e66a1"/>
    </style:style>
    <style:style style:name="P20" style:family="paragraph" style:parent-style-name="Standard">
      <style:text-properties fo:color="#000000" style:font-name="Arial"/>
    </style:style>
    <style:style style:name="P21" style:family="paragraph" style:parent-style-name="Standard">
      <style:text-properties fo:color="#000000" style:font-name="Arial" officeooo:paragraph-rsid="00113cee"/>
    </style:style>
    <style:style style:name="P22" style:family="paragraph" style:parent-style-name="Standard">
      <style:text-properties fo:color="#000000" style:font-name="Arial" fo:font-size="16pt" fo:font-weight="bold" officeooo:rsid="00317939" officeooo:paragraph-rsid="00317939" style:font-size-asian="14pt" style:font-weight-asian="bold" style:font-size-complex="16pt" style:font-weight-complex="bold"/>
    </style:style>
    <style:style style:name="P23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24" style:family="paragraph" style:parent-style-name="Standard" style:list-style-name="L1">
      <style:text-properties fo:color="#000000" style:font-name="Arial" fo:font-size="16pt" officeooo:rsid="003a43ae" officeooo:paragraph-rsid="003df191" style:font-size-asian="14pt" style:font-size-complex="16pt"/>
    </style:style>
    <style:style style:name="P25" style:family="paragraph" style:parent-style-name="Standard" style:list-style-name="L1">
      <style:text-properties fo:color="#000000" style:font-name="Arial" fo:font-size="16pt" officeooo:rsid="003df191" officeooo:paragraph-rsid="00438fe6" style:font-size-asian="14pt" style:font-size-complex="16pt"/>
    </style:style>
    <style:style style:name="P26" style:family="paragraph" style:parent-style-name="Standard" style:list-style-name="L1">
      <style:text-properties fo:color="#000000" style:font-name="Arial" fo:font-size="16pt" officeooo:rsid="003df191" officeooo:paragraph-rsid="004234fb" style:font-size-asian="14pt" style:font-size-complex="16pt"/>
    </style:style>
    <style:style style:name="P27" style:family="paragraph" style:parent-style-name="Standard" style:list-style-name="L1">
      <style:text-properties fo:color="#000000" style:font-name="Arial" fo:font-size="16pt" officeooo:rsid="003df191" officeooo:paragraph-rsid="0040c484" style:font-size-asian="14pt" style:font-size-complex="16pt"/>
    </style:style>
    <style:style style:name="P28" style:family="paragraph" style:parent-style-name="Standard" style:list-style-name="L1">
      <style:text-properties fo:color="#000000" style:font-name="Arial" fo:font-size="16pt" officeooo:rsid="003df191" officeooo:paragraph-rsid="003df191" style:font-size-asian="14pt" style:font-size-complex="16pt"/>
    </style:style>
    <style:style style:name="P29" style:family="paragraph" style:parent-style-name="Standard" style:list-style-name="L1">
      <style:text-properties fo:color="#000000" style:font-name="Arial" fo:font-size="16pt" fo:font-weight="bold" officeooo:rsid="003a43ae" officeooo:paragraph-rsid="003a43ae" style:font-size-asian="14pt" style:font-weight-asian="bold" style:font-size-complex="16pt" style:font-weight-complex="bold"/>
    </style:style>
    <style:style style:name="P30" style:family="paragraph" style:parent-style-name="Standard" style:list-style-name="L1">
      <style:text-properties fo:color="#000000" style:font-name="Arial" fo:font-size="16pt" fo:font-weight="bold" officeooo:rsid="003a43ae" officeooo:paragraph-rsid="003df191" style:font-size-asian="14pt" style:font-weight-asian="bold" style:font-size-complex="16pt" style:font-weight-complex="bold"/>
    </style:style>
    <style:style style:name="P31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normal" officeooo:rsid="002c5879" style:font-weight-asian="normal" style:font-weight-complex="normal"/>
    </style:style>
    <style:style style:name="T3" style:family="text">
      <style:text-properties fo:color="#000000" style:font-name="Arial" fo:font-weight="normal" officeooo:rsid="00283ec2" style:font-weight-asian="normal" style:font-weight-complex="normal"/>
    </style:style>
    <style:style style:name="T4" style:family="text">
      <style:text-properties fo:color="#000000" style:font-name="Arial" fo:font-weight="normal" officeooo:rsid="002d1b43" style:font-weight-asian="normal" style:font-weight-complex="normal"/>
    </style:style>
    <style:style style:name="T5" style:family="text">
      <style:text-properties fo:color="#000000" style:font-name="Arial" fo:font-weight="normal" officeooo:rsid="004ca611" style:font-weight-asian="normal" style:font-weight-complex="normal"/>
    </style:style>
    <style:style style:name="T6" style:family="text">
      <style:text-properties fo:color="#000000" style:font-name="Arial" fo:font-weight="bold" style:font-weight-asian="bold" style:font-weight-complex="bold"/>
    </style:style>
    <style:style style:name="T7" style:family="text">
      <style:text-properties fo:color="#000000" style:font-name="Arial" fo:font-weight="bold" officeooo:rsid="000c53cb" style:font-weight-asian="bold" style:font-weight-complex="bold"/>
    </style:style>
    <style:style style:name="T8" style:family="text">
      <style:text-properties fo:color="#000000" style:font-name="Arial" fo:font-weight="bold" officeooo:rsid="0017e4df" style:font-weight-asian="bold" style:font-weight-complex="bold"/>
    </style:style>
    <style:style style:name="T9" style:family="text">
      <style:text-properties fo:color="#000000" style:font-name="Arial" fo:font-weight="bold" officeooo:rsid="002977de" style:font-weight-asian="bold" style:font-weight-complex="bold"/>
    </style:style>
    <style:style style:name="T10" style:family="text">
      <style:text-properties fo:color="#000000" style:font-name="Arial" officeooo:rsid="000c53cb"/>
    </style:style>
    <style:style style:name="T11" style:family="text">
      <style:text-properties fo:color="#000000" style:font-name="Arial" officeooo:rsid="002b7be4"/>
    </style:style>
    <style:style style:name="T12" style:family="text">
      <style:text-properties fo:color="#000000" style:font-name="Arial" officeooo:rsid="002be793"/>
    </style:style>
    <style:style style:name="T13" style:family="text">
      <style:text-properties fo:color="#000000" style:font-name="Arial" officeooo:rsid="00180ea1"/>
    </style:style>
    <style:style style:name="T14" style:family="text">
      <style:text-properties fo:color="#000000" style:font-name="Arial" officeooo:rsid="0015fe98"/>
    </style:style>
    <style:style style:name="T15" style:family="text">
      <style:text-properties fo:color="#000000" style:font-name="Arial" fo:font-size="11pt" fo:font-weight="bold" officeooo:rsid="00229266" style:font-size-asian="11pt" style:font-weight-asian="bold" style:font-weight-complex="bold"/>
    </style:style>
    <style:style style:name="T16" style:family="text">
      <style:text-properties fo:color="#000000" style:font-name="Arial" fo:font-size="11pt" fo:font-weight="normal" officeooo:rsid="00241831" style:font-size-asian="11pt" style:font-weight-asian="normal"/>
    </style:style>
    <style:style style:name="T17" style:family="text">
      <style:text-properties fo:color="#000000" style:font-name="Arial" fo:font-size="11pt" fo:font-weight="normal" officeooo:rsid="002e66a1" style:font-size-asian="11pt" style:font-weight-asian="normal"/>
    </style:style>
    <style:style style:name="T18" style:family="text">
      <style:text-properties fo:color="#000000" style:font-name="Arial" fo:font-size="11pt" fo:font-weight="normal" officeooo:rsid="0047a6df" style:font-size-asian="11pt" style:font-weight-asian="normal"/>
    </style:style>
    <style:style style:name="T19" style:family="text">
      <style:text-properties fo:color="#000000" style:font-name="Arial" fo:font-size="11pt" fo:font-weight="normal" officeooo:rsid="000c53cb" style:font-size-asian="11pt" style:font-weight-asian="normal" style:font-size-complex="11pt" style:font-weight-complex="normal"/>
    </style:style>
    <style:style style:name="T20" style:family="text">
      <style:text-properties fo:color="#000000" style:font-name="Arial" fo:font-size="11pt" fo:font-weight="normal" officeooo:rsid="002b7be4" style:font-size-asian="11pt" style:font-weight-asian="normal" style:font-size-complex="11pt" style:font-weight-complex="normal"/>
    </style:style>
    <style:style style:name="T21" style:family="text">
      <style:text-properties fo:color="#000000" style:font-name="Arial" fo:font-size="11pt" fo:font-weight="normal" officeooo:rsid="004c66b7" style:font-size-asian="11pt" style:font-weight-asian="normal"/>
    </style:style>
    <style:style style:name="T22" style:family="text">
      <style:text-properties fo:color="#000000" style:font-name="Arial" fo:font-size="11pt" fo:font-weight="normal" officeooo:rsid="0053eac9" style:font-size-asian="11pt" style:font-weight-asian="normal"/>
    </style:style>
    <style:style style:name="T23" style:family="text">
      <style:text-properties fo:color="#000000" style:font-name="Arial" fo:font-size="11pt" officeooo:rsid="000c53cb" style:font-size-asian="11pt" style:font-size-complex="11pt"/>
    </style:style>
    <style:style style:name="T24" style:family="text">
      <style:text-properties style:use-window-font-color="true" style:font-name="Arial" officeooo:rsid="00241831"/>
    </style:style>
    <style:style style:name="T25" style:family="text">
      <style:text-properties officeooo:rsid="002afede"/>
    </style:style>
    <style:style style:name="T26" style:family="text">
      <style:text-properties officeooo:rsid="003c0182"/>
    </style:style>
    <style:style style:name="T27" style:family="text">
      <style:text-properties officeooo:rsid="003df191"/>
    </style:style>
    <style:style style:name="T28" style:family="text">
      <style:text-properties officeooo:rsid="003efda2"/>
    </style:style>
    <style:style style:name="T29" style:family="text">
      <style:text-properties officeooo:rsid="004234fb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3c0182" style:font-weight-asian="bold" style:font-weight-complex="bold"/>
    </style:style>
    <style:style style:name="T32" style:family="text">
      <style:text-properties fo:font-weight="bold" officeooo:rsid="003df191" style:font-weight-asian="bold" style:font-weight-complex="bold"/>
    </style:style>
    <style:style style:name="T33" style:family="text">
      <style:text-properties officeooo:rsid="00438fe6"/>
    </style:style>
    <style:style style:name="T34" style:family="text">
      <style:text-properties officeooo:rsid="004bec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10-17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17/10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text:span text:style-name="TA_20_Style_20_foncé"><text:span text:style-name="T6">Auteur</text:span></text:span></text:p>
            <text:p text:style-name="P4"><text:span text:style-name="TA_20_Element_20_clair_20_marqué"><text:span text:style-name="T19">Thom</text:span></text:span><text:span text:style-name="TA_20_Element_20_clair_20_marqué"><text:span text:style-name="T20">as COGGIA</text:span></text:span><text:span text:style-name="TA_20_Element_20_clair_20_marqué"><text:span text:style-name="T23"> <text:s text:c="19"/></text:span></text:span></text:p>
          </table:table-cell>
          <table:table-cell table:style-name="Tableau1.B1" office:value-type="string">
            <text:p text:style-name="P12"><draw:control text:anchor-type="as-char" draw:z-index="0" draw:style-name="gr1" draw:text-style-name="P31" svg:width="2.398cm" svg:height="0.578cm" draw:control="control1"/></text:p>
          </table:table-cell>
        </table:table-row>
        <table:table-row table:style-name="Tableau1.2">
          <table:table-cell table:style-name="Tableau1.A2" office:value-type="string">
            <text:p text:style-name="P4"><text:span text:style-name="TA_20_Style_20_foncé"><text:span text:style-name="T6">Equipe</text:span></text:span></text:p>
            <text:p text:style-name="P10"><text:span text:style-name="TA_20_Style_20_clair"><text:span text:style-name="T11">Saad C</text:span></text:span><text:span text:style-name="TA_20_Style_20_clair"><text:span text:style-name="T12">HIADMI</text:span></text:span><text:span text:style-name="TA_20_Style_20_clair"><text:span text:style-name="T11">, Thomas COGGIA</text:span></text:span></text:p>
          </table:table-cell>
          <table:table-cell table:style-name="Tableau1.B2" table:number-rows-spanned="2" office:value-type="string">
            <text:p text:style-name="P8"><text:span text:style-name="TA_20_Style_20_foncé"><text:span text:style-name="T10"/></text:span></text:p>
            <text:p text:style-name="P7"><text:span text:style-name="TA_20_Style_20_foncé"><text:span text:style-name="T7">Statut</text:span></text:span></text:p>
            <text:p text:style-name="P7"><text:span text:style-name="TA_20_Style_20_clair"><text:span text:style-name="T13">F</text:span></text:span><text:span text:style-name="TA_20_Style_20_clair"><text:span text:style-name="T14">inal</text:span></text:span></text:p>
            <text:p text:style-name="P6"><text:span text:style-name="TA_20_Element_20_clair_20_marqué"><text:span text:style-name="T1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5"><text:span text:style-name="TA_20_Style_20_clair"><text:span text:style-name="T8">Destinaire</text:span></text:span><text:span text:style-name="TA_20_Style_20_clair"><text:span text:style-name="T9">(</text:span></text:span><text:span text:style-name="TA_20_Style_20_clair"><text:span text:style-name="T8">s</text:span></text:span><text:span text:style-name="TA_20_Style_20_clair"><text:span text:style-name="T9">)</text:span></text:span></text:p>
            <text:p text:style-name="P9"><text:span text:style-name="TA_20_Style_20_clair"><text:span text:style-name="T3">Utilisateur d</text:span></text:span><text:span text:style-name="TA_20_Style_20_clair"><text:span text:style-name="T4">u</text:span></text:span><text:span text:style-name="TA_20_Style_20_clair"><text:span text:style-name="T3"> modèle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><text:span text:style-name="TA_20_Style_20_foncé"><text:span text:style-name="T6">Chemi</text:span></text:span><text:span text:style-name="TA_20_Style_20_foncé"><text:span text:style-name="T8">n</text:span></text:span></text:p>
            <text:p text:style-name="P11"><text:span text:style-name="TA_20_Style_20_clair"><text:span text:style-name="T5">Babyfoot</text:span></text:span><text:span text:style-name="TA_20_Style_20_clair"><text:span text:style-name="T2">/TAPS/Modèles</text:span></text:span></text:p>
          </table:table-cell>
          <table:table-cell table:style-name="Tableau1.B2" office:value-type="string">
            <text:p text:style-name="P3"><text:span text:style-name="TA_20_Style_20_foncé"><text:span text:style-name="T1">Page(s)</text:span></text:span><text:span text:style-name="TA_20_Element_20_clair_20_marqué"><text:span text:style-name="T1"> : </text:span></text:span><field:fieldmark-start text:name="Bookmark" field:type="SECTIONPAGES  \* Arabic  \* MERGEFORMAT"/><text:span text:style-name="TA_20_Style_20_clair"><text:span text:style-name="T24">2</text:span></text:span><field:fieldmark-end/></text:p>
          </table:table-cell>
        </table:table-row>
      </table:table>
      <text:p text:style-name="P15"/>
      <text:p text:style-name="P16">Modèles <text:span text:style-name="T25">pour gestion de projet</text:span></text:p>
      <text:p text:style-name="P13"/>
      <text:p text:style-name="P14">Modèle <text:span text:style-name="T34">de réunion</text:span></text:p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2"><text:span text:style-name="TA_20_Element_20_clair_20_marqué"><text:span text:style-name="T6">Version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6">Date</text:span></text:span></text:p>
          </table:table-cell>
          <table:table-cell table:style-name="Tableau2.B1" office:value-type="string">
            <text:p text:style-name="P2"><text:span text:style-name="TA_20_Element_20_clair_20_marqué"><text:span text:style-name="T6">Modifications</text:span></text:span></text:p>
          </table:table-cell>
          <table:table-cell table:style-name="Tableau2.D1" office:value-type="string">
            <text:p text:style-name="P2"><text:span text:style-name="TA_20_Element_20_clair_20_marqué"><text:span text:style-name="T6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17"><text:span text:style-name="TA_20_Element_20_clair_20_marqué"><text:span text:style-name="T15">1.0</text:span></text:span></text:p>
          </table:table-cell>
          <table:table-cell table:style-name="Tableau2.B2" office:value-type="string">
            <text:p text:style-name="P18"><text:span text:style-name="TA_20_Element_20_clair_20_marqué"><text:span text:style-name="T18">17/</text:span></text:span><text:span text:style-name="TA_20_Element_20_clair_20_marqué"><text:span text:style-name="T22">10</text:span></text:span><text:span text:style-name="TA_20_Element_20_clair_20_marqué"><text:span text:style-name="T16">/2019</text:span></text:span></text:p>
          </table:table-cell>
          <table:table-cell table:style-name="Tableau2.B2" office:value-type="string">
            <text:p text:style-name="P18"><text:span text:style-name="TA_20_Element_20_clair_20_marqué"><text:span text:style-name="T16">Final</text:span></text:span></text:p>
          </table:table-cell>
          <table:table-cell table:style-name="Tableau2.D2" office:value-type="string">
            <text:p text:style-name="P19"><text:span text:style-name="TA_20_Element_20_clair_20_marqué"><text:span text:style-name="T17">Thomas COGGIA</text:span></text:span></text:p>
          </table:table-cell>
        </table:table-row>
      </table:table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Ensemble des informations à obtenir</text:p>
      <text:list xml:id="list1192248784" text:style-name="L1">
        <text:list-item>
          <text:p text:style-name="P24"><text:span text:style-name="T31">&lt;</text:span><text:span text:style-name="T30">Sujet </text:span><text:span text:style-name="T32">1&gt;</text:span></text:p>
          <text:list>
            <text:list-item>
              <text:p text:style-name="P25">&lt;Question <text:span text:style-name="T33">1.1</text:span>&gt;</text:p>
            </text:list-item>
          </text:list>
        </text:list-item>
        <text:list-item>
          <text:p text:style-name="P29"><text:span text:style-name="T26">&lt;</text:span>Sujet 2<text:span text:style-name="T26">&gt;</text:span></text:p>
          <text:list>
            <text:list-item>
              <text:p text:style-name="P26">&lt;Question <text:span text:style-name="T29">2.1</text:span>&gt;</text:p>
            </text:list-item>
            <text:list-item>
              <text:p text:style-name="P26">&lt;Question <text:span text:style-name="T29">2.</text:span>2&gt;</text:p>
            </text:list-item>
            <text:list-item>
              <text:p text:style-name="P26">&lt;Question <text:span text:style-name="T29">2.3</text:span>&gt;</text:p>
            </text:list-item>
            <text:list-item>
              <text:p text:style-name="P26">&lt;Question <text:span text:style-name="T29">2.4</text:span>&gt;</text:p>
            </text:list-item>
          </text:list>
        </text:list-item>
        <text:list-item>
          <text:p text:style-name="P30"><text:span text:style-name="T26">&lt;</text:span>Sujet <text:span text:style-name="T27">3&gt;</text:span></text:p>
          <text:list>
            <text:list-item>
              <text:p text:style-name="P27">&lt;Question <text:span text:style-name="T28">3.1</text:span>&gt;</text:p>
            </text:list-item>
            <text:list-item>
              <text:p text:style-name="P28">&lt;Question <text:span text:style-name="T28">3.</text:span>2&gt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style:font-size-asian="12pt" style:font-size-complex="12pt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Bibliography" style:family="paragraph" style:parent-style-name="Standard" style:next-style-name="Standard" style:default-outline-level="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line-height="100%" fo:text-indent="-0.388cm" style:auto-text-indent="false"/>
    </style:style>
    <style:style style:name="TA_20_Titre_20_5_20_avec_20_numérotation" style:display-name="TA Titre 5 avec numérotation" style:family="paragraph" style:parent-style-name="TA_20_Titre_20__3c_abstrait_3e_" style:default-outline-level="">
      <style:text-properties fo:color="#8db3e2"/>
    </style:style>
    <style:style style:name="TA_20_Titre_20_5_20_sans_20_numérotation" style:display-name="TA Titre 5 sans numérotation" style:family="paragraph" style:parent-style-name="TA_20_Titre_20_5_20_avec_20_numérotation" style:default-outline-level="">
      <style:paragraph-properties fo:margin-left="1.905cm" fo:margin-right="0cm" fo:text-indent="-1.905cm" style:auto-text-indent="false"/>
      <style:text-properties style:font-name="Calibri" fo:font-family="Calibri" style:font-family-generic="roman" style:font-pitch="variable" fo:font-size="11pt" style:font-size-asian="11pt"/>
    </style:style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color="#8db3e2" fo:font-weight="bold" style:font-weight-asian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Index_20_5_20_Car" style:display-name="Index 5 Car" style:family="text" style:parent-style-name="Default_20_Paragraph_20_Font"/>
    <style:style style:name="TA_20_Titre_20_5_20_avec_20_numérotation_20_Car" style:display-name="TA Titre 5 avec numérotation Car" style:family="text" style:parent-style-name="Index_20_5_20_Car"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TA_20_Titre_20_5_20_sans_20_numérotation_20_Car" style:display-name="TA Titre 5 sans numérotation Car" style:family="text" style:parent-style-name="TA_20_Titre_20_5_20_avec_20_numérotation_20_Car"/>
    <style:style style:name="TA_20_Titre_20_6_20_sans_20_numérotation_20_Car" style:display-name="TA Titre 6 sans numérotation Car" style:family="text" style:parent-style-name="Titre_20_6_20_Car">
      <style:text-properties fo:color="#8db3e2" style:font-style-complex="italic"/>
    </style:style>
    <style:style style:name="TA_20_Titre_20_6_20_avec_20_numérotation_20_Car" style:display-name="TA Titre 6 avec numérotation Car" style:family="text" style:parent-style-name="TA_20_Titre_20_6_20_sans_20_numérotation_20_Car">
      <style:text-properties fo:font-style="italic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17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18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7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8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cm" fo:margin-left="3.9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5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6.1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7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8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9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55cm" fo:margin-left="1.45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55cm" fo:margin-left="1.84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55cm" fo:margin-left="2.2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55cm" fo:margin-left="2.61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8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2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2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511cm" svg:y="-0.381cm" svg:width="4.47cm" svg:height="1.134cm" draw:z-index="2"><draw:image xlink:href="Pictures/1000000000000210000000868CABC5E994E5C60B.jpg" xlink:type="simple" xlink:show="embed" xlink:actuate="onLoad" loext:mime-type="image/jpeg"/></draw:frame><draw:frame draw:style-name="Mfr1" draw:name="Image2" text:anchor-type="paragraph" svg:x="-1.96cm" svg:y="-0.826cm" svg:width="4.955cm" svg:height="2.007cm" draw:z-index="4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Titre&gt;</dc:title>
    <dc:subject>&lt;Titre du document&gt;</dc:subject>
    <meta:editing-cycles>56</meta:editing-cycles>
    <meta:creation-date>2019-09-28T15:39:09.338000000</meta:creation-date>
    <dc:date>2019-11-14T13:52:11.364000000</dc:date>
    <meta:editing-duration>PT5H21M44S</meta:editing-duration>
    <meta:generator>LibreOffice/6.2.4.2$Windows_X86_64 LibreOffice_project/2412653d852ce75f65fbfa83fb7e7b669a126d64</meta:generator>
    <meta:document-statistic meta:table-count="2" meta:image-count="2" meta:object-count="0" meta:page-count="2" meta:paragraph-count="35" meta:word-count="74" meta:character-count="446" meta:non-whitespace-character-count="393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ModeleCourt" xlink:href=""/>
  </office:meta>
</office:document-meta>
</file>